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9-0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1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5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3-1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2-0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08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4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3-1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30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0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3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6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6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0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3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0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2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0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2-0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1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0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22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90909090909" calcext:value-type="float">
            <text:p>8.10490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842606451613" calcext:value-type="float">
            <text:p>8.1284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15535483871" calcext:value-type="float">
            <text:p>8.150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3113" calcext:value-type="float">
            <text:p>8.143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106348387097" calcext:value-type="float">
            <text:p>8.0910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617058064516" calcext:value-type="float">
            <text:p>8.0261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261425" calcext:value-type="float">
            <text:p>7.9626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447612903226" calcext:value-type="float">
            <text:p>7.9144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4495483871" calcext:value-type="float">
            <text:p>7.8984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4464" calcext:value-type="float">
            <text:p>7.94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595175" calcext:value-type="float">
            <text:p>7.9959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03624" calcext:value-type="float">
            <text:p>8.03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3425" calcext:value-type="float">
            <text:p>8.074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593909677419" calcext:value-type="float">
            <text:p>8.1159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612412903226" calcext:value-type="float">
            <text:p>8.1461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47335" calcext:value-type="float">
            <text:p>8.1547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7168" calcext:value-type="float">
            <text:p>8.12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986575" calcext:value-type="float">
            <text:p>8.0698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14775" calcext:value-type="float">
            <text:p>8.011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474787096774" calcext:value-type="float">
            <text:p>7.974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172877419355" calcext:value-type="float">
            <text:p>7.9817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34425" calcext:value-type="float">
            <text:p>8.0883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718028571429" calcext:value-type="float">
            <text:p>8.1371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161858064516" calcext:value-type="float">
            <text:p>8.1816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540775" calcext:value-type="float">
            <text:p>8.2154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32576" calcext:value-type="float">
            <text:p>8.23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87415" calcext:value-type="float">
            <text:p>8.2187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88361290323" calcext:value-type="float">
            <text:p>8.0898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185975" calcext:value-type="float">
            <text:p>8.0218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744309677419" calcext:value-type="float">
            <text:p>7.9574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942116129032" calcext:value-type="float">
            <text:p>7.9294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235922580645" calcext:value-type="float">
            <text:p>7.9623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538275" calcext:value-type="float">
            <text:p>8.0153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087142857143" calcext:value-type="float">
            <text:p>8.0608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63175" calcext:value-type="float">
            <text:p>8.1026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35125" calcext:value-type="float">
            <text:p>8.1443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257290322581" calcext:value-type="float">
            <text:p>8.1725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21325" calcext:value-type="float">
            <text:p>8.1832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59664516129" calcext:value-type="float">
            <text:p>8.153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912593548387" calcext:value-type="float">
            <text:p>8.0991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8625" calcext:value-type="float">
            <text:p>8.043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58184" calcext:value-type="float">
            <text:p>7.9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11709090909" calcext:value-type="float">
            <text:p>7.99111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8808" calcext:value-type="float">
            <text:p>8.0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24314285714" calcext:value-type="float">
            <text:p>8.15024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02015483871" calcext:value-type="float">
            <text:p>8.2002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43225806452" calcext:value-type="float">
            <text:p>8.239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9984516129" calcext:value-type="float">
            <text:p>8.258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17375" calcext:value-type="float">
            <text:p>8.2481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042709677419" calcext:value-type="float">
            <text:p>8.2104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46709677419" calcext:value-type="float">
            <text:p>8.1494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05825" calcext:value-type="float">
            <text:p>8.0860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285651612903" calcext:value-type="float">
            <text:p>8.0328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858461538462" calcext:value-type="float">
            <text:p>8.01858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40352" calcext:value-type="float">
            <text:p>8.0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456436363636" calcext:value-type="float">
            <text:p>8.09456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07" calcext:value-type="float">
            <text:p>8.1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97575" calcext:value-type="float">
            <text:p>8.1879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917780645161" calcext:value-type="float">
            <text:p>8.2191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707251612903" calcext:value-type="float">
            <text:p>8.2370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5744" calcext:value-type="float">
            <text:p>8.20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733" calcext:value-type="float">
            <text:p>8.150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72965" calcext:value-type="float">
            <text:p>8.0872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4208" calcext:value-type="float">
            <text:p>8.04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433625" calcext:value-type="float">
            <text:p>8.0243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42735483871" calcext:value-type="float">
            <text:p>8.0404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86675" calcext:value-type="float">
            <text:p>8.0778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042786206897" calcext:value-type="float">
            <text:p>8.10042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73225" calcext:value-type="float">
            <text:p>8.1447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18941935484" calcext:value-type="float">
            <text:p>8.1891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25465" calcext:value-type="float">
            <text:p>8.1825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72608" calcext:value-type="float">
            <text:p>8.15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53825" calcext:value-type="float">
            <text:p>8.1165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157775" calcext:value-type="float">
            <text:p>8.0515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35248" calcext:value-type="float">
            <text:p>7.98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918275" calcext:value-type="float">
            <text:p>7.9391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734477419355" calcext:value-type="float">
            <text:p>7.9573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119692307692" calcext:value-type="float">
            <text:p>8.11119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444" calcext:value-type="float">
            <text:p>8.1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825275" calcext:value-type="float">
            <text:p>8.1182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72584" calcext:value-type="float">
            <text:p>8.08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671875" calcext:value-type="float">
            <text:p>8.0367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642425" calcext:value-type="float">
            <text:p>7.9664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720025806452" calcext:value-type="float">
            <text:p>7.9072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067172413793" calcext:value-type="float">
            <text:p>7.87067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17368" calcext:value-type="float">
            <text:p>7.90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758193548387" calcext:value-type="float">
            <text:p>7.9375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88027586207" calcext:value-type="float">
            <text:p>7.97588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574838709677" calcext:value-type="float">
            <text:p>8.015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1005" calcext:value-type="float">
            <text:p>8.0431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65058064516" calcext:value-type="float">
            <text:p>8.0566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387" calcext:value-type="float">
            <text:p>8.049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9992" calcext:value-type="float">
            <text:p>8.01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928175" calcext:value-type="float">
            <text:p>7.9692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700361290323" calcext:value-type="float">
            <text:p>7.9070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40103225807" calcext:value-type="float">
            <text:p>7.8544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753006451613" calcext:value-type="float">
            <text:p>7.8175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483483870968" calcext:value-type="float">
            <text:p>7.8348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069925" calcext:value-type="float">
            <text:p>7.8806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8112" calcext:value-type="float">
            <text:p>7.91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835690322581" calcext:value-type="float">
            <text:p>7.9683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66167741936" calcext:value-type="float">
            <text:p>7.9856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771072" calcext:value-type="float">
            <text:p>7.98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450314285714" calcext:value-type="float">
            <text:p>7.9445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74451612903" calcext:value-type="float">
            <text:p>7.898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172" calcext:value-type="float">
            <text:p>7.8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955" calcext:value-type="float">
            <text:p>7.82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02133333333" calcext:value-type="float">
            <text:p>7.8330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03288888889" calcext:value-type="float">
            <text:p>7.86903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60625" calcext:value-type="float">
            <text:p>7.8986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690206896552" calcext:value-type="float">
            <text:p>7.92690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76929032258" calcext:value-type="float">
            <text:p>7.9617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094" calcext:value-type="float">
            <text:p>7.99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994735483871" calcext:value-type="float">
            <text:p>8.009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046" calcext:value-type="float">
            <text:p>7.98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4944" calcext:value-type="float">
            <text:p>7.94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146125" calcext:value-type="float">
            <text:p>7.8814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83625" calcext:value-type="float">
            <text:p>7.8338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0784" calcext:value-type="float">
            <text:p>7.7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039975" calcext:value-type="float">
            <text:p>7.7703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56735483871" calcext:value-type="float">
            <text:p>7.785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05" calcext:value-type="float">
            <text:p>7.8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439586206897" calcext:value-type="float">
            <text:p>7.84439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603" calcext:value-type="float">
            <text:p>7.872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484051612903" calcext:value-type="float">
            <text:p>7.9048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70167741936" calcext:value-type="float">
            <text:p>7.9247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578322580645" calcext:value-type="float">
            <text:p>7.9257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0124" calcext:value-type="float">
            <text:p>7.8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907375" calcext:value-type="float">
            <text:p>7.8290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1645" calcext:value-type="float">
            <text:p>7.7931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2504" calcext:value-type="float">
            <text:p>7.76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2608" calcext:value-type="float">
            <text:p>7.77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45175" calcext:value-type="float">
            <text:p>7.8054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07975" calcext:value-type="float">
            <text:p>7.8770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84425" calcext:value-type="float">
            <text:p>7.8978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84424" calcext:value-type="float">
            <text:p>7.90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6225" calcext:value-type="float">
            <text:p>7.89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00224" calcext:value-type="float">
            <text:p>7.85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983075" calcext:value-type="float">
            <text:p>7.7898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439525" calcext:value-type="float">
            <text:p>7.734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25424" calcext:value-type="float">
            <text:p>7.6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465574193548" calcext:value-type="float">
            <text:p>7.7046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06325" calcext:value-type="float">
            <text:p>7.7450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76027586207" calcext:value-type="float">
            <text:p>7.77776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078575" calcext:value-type="float">
            <text:p>7.8107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897975" calcext:value-type="float">
            <text:p>7.8389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9528" calcext:value-type="float">
            <text:p>7.8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36125" calcext:value-type="float">
            <text:p>7.8433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9484" calcext:value-type="float">
            <text:p>7.80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449425" calcext:value-type="float">
            <text:p>7.7644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20175" calcext:value-type="float">
            <text:p>7.7102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640825806452" calcext:value-type="float">
            <text:p>7.6664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91465" calcext:value-type="float">
            <text:p>7.6491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4152" calcext:value-type="float">
            <text:p>7.6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572375" calcext:value-type="float">
            <text:p>7.6957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05848275862" calcext:value-type="float">
            <text:p>7.72005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47058823529" calcext:value-type="float">
            <text:p>7.754470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74064516129" calcext:value-type="float">
            <text:p>7.781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34038709678" calcext:value-type="float">
            <text:p>7.79934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38325" calcext:value-type="float">
            <text:p>7.803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052" calcext:value-type="float">
            <text:p>7.78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9195" calcext:value-type="float">
            <text:p>7.7379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96175" calcext:value-type="float">
            <text:p>7.6949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5384" calcext:value-type="float">
            <text:p>7.6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562225" calcext:value-type="float">
            <text:p>7.6456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5056" calcext:value-type="float">
            <text:p>7.67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448925" calcext:value-type="float">
            <text:p>7.7244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441213793104" calcext:value-type="float">
            <text:p>7.76441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24438709677" calcext:value-type="float">
            <text:p>7.7932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510090322581" calcext:value-type="float">
            <text:p>7.8251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407716129032" calcext:value-type="float">
            <text:p>7.8440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648984615385" calcext:value-type="float">
            <text:p>7.84648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9136" calcext:value-type="float">
            <text:p>7.8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894628571429" calcext:value-type="float">
            <text:p>7.7889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54742857143" calcext:value-type="float">
            <text:p>7.7545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758057142857" calcext:value-type="float">
            <text:p>7.7475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06057142857" calcext:value-type="float">
            <text:p>7.7780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724914285714" calcext:value-type="float">
            <text:p>7.8172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729371428571" calcext:value-type="float">
            <text:p>7.8472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829828571429" calcext:value-type="float">
            <text:p>7.9382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2044" calcext:value-type="float">
            <text:p>7.9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969371428572" calcext:value-type="float">
            <text:p>7.99969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5064" calcext:value-type="float">
            <text:p>8.0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3728" calcext:value-type="float">
            <text:p>7.9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221714285714" calcext:value-type="float">
            <text:p>7.9422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636" calcext:value-type="float">
            <text:p>7.88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553714285714" calcext:value-type="float">
            <text:p>7.8355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33028571429" calcext:value-type="float">
            <text:p>7.8133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3012" calcext:value-type="float">
            <text:p>7.84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85085" calcext:value-type="float">
            <text:p>7.8785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38868965517" calcext:value-type="float">
            <text:p>7.91838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47025" calcext:value-type="float">
            <text:p>7.9534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82941935484" calcext:value-type="float">
            <text:p>7.9758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985903448276" calcext:value-type="float">
            <text:p>7.98985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2044" calcext:value-type="float">
            <text:p>7.9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4612" calcext:value-type="float">
            <text:p>7.9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429527272727" calcext:value-type="float">
            <text:p>7.90429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817942857143" calcext:value-type="float">
            <text:p>7.8581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636342857143" calcext:value-type="float">
            <text:p>7.8063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196457142857" calcext:value-type="float">
            <text:p>7.7719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8064" calcext:value-type="float">
            <text:p>7.8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825371428571" calcext:value-type="float">
            <text:p>7.9082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8864" calcext:value-type="float">
            <text:p>7.9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049028571429" calcext:value-type="float">
            <text:p>7.9504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523542857143" calcext:value-type="float">
            <text:p>7.9252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0256" calcext:value-type="float">
            <text:p>7.8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06857142857" calcext:value-type="float">
            <text:p>7.8420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97942857143" calcext:value-type="float">
            <text:p>7.7819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6492" calcext:value-type="float">
            <text:p>7.7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54742857143" calcext:value-type="float">
            <text:p>7.7545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1262" calcext:value-type="float">
            <text:p>7.81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044" calcext:value-type="float">
            <text:p>7.84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864457142857" calcext:value-type="float">
            <text:p>7.8786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0068" calcext:value-type="float">
            <text:p>7.91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654171428571" calcext:value-type="float">
            <text:p>7.9265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391428571429" calcext:value-type="float">
            <text:p>7.9139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636" calcext:value-type="float">
            <text:p>7.88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633723076923" calcext:value-type="float">
            <text:p>7.85633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085169230769" calcext:value-type="float">
            <text:p>7.81085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724184615385" calcext:value-type="float">
            <text:p>7.76724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54153846154" calcext:value-type="float">
            <text:p>7.73254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38" calcext:value-type="float">
            <text:p>7.73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817969230769" calcext:value-type="float">
            <text:p>7.76817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552984615385" calcext:value-type="float">
            <text:p>7.78552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1328" calcext:value-type="float">
            <text:p>7.8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789661538462" calcext:value-type="float">
            <text:p>7.84789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453230769231" calcext:value-type="float">
            <text:p>7.83453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737230769231" calcext:value-type="float">
            <text:p>7.69737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9464" calcext:value-type="float">
            <text:p>7.6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43507692308" calcext:value-type="float">
            <text:p>7.61343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556" calcext:value-type="float">
            <text:p>7.62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89714285714" calcext:value-type="float">
            <text:p>7.6678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74" calcext:value-type="float">
            <text:p>7.69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54153846154" calcext:value-type="float">
            <text:p>7.73254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583507692308" calcext:value-type="float">
            <text:p>7.76583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132" calcext:value-type="float">
            <text:p>7.78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028984615385" calcext:value-type="float">
            <text:p>7.77028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5504" calcext:value-type="float">
            <text:p>7.7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12676923077" calcext:value-type="float">
            <text:p>7.66712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3716" calcext:value-type="float">
            <text:p>7.6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3744" calcext:value-type="float">
            <text:p>7.6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155938461538" calcext:value-type="float">
            <text:p>7.611559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25107692308" calcext:value-type="float">
            <text:p>7.66525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112" calcext:value-type="float">
            <text:p>7.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67138461539" calcext:value-type="float">
            <text:p>7.745671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2748" calcext:value-type="float">
            <text:p>7.76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169661538462" calcext:value-type="float">
            <text:p>7.77169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476" calcext:value-type="float">
            <text:p>7.74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745415384615" calcext:value-type="float">
            <text:p>7.70745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907323076923" calcext:value-type="float">
            <text:p>7.64907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351314285714" calcext:value-type="float">
            <text:p>7.6435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627076923077" calcext:value-type="float">
            <text:p>7.67627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50215384615" calcext:value-type="float">
            <text:p>7.71050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46" calcext:value-type="float">
            <text:p>7.74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10114285714" calcext:value-type="float">
            <text:p>7.7761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19630769231" calcext:value-type="float">
            <text:p>7.81319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436861538462" calcext:value-type="float">
            <text:p>7.81436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464" calcext:value-type="float">
            <text:p>7.7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43138461539" calcext:value-type="float">
            <text:p>7.730431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940061538462" calcext:value-type="float">
            <text:p>7.68940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126523076923" calcext:value-type="float">
            <text:p>7.66126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812" calcext:value-type="float">
            <text:p>7.6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727938461539" calcext:value-type="float">
            <text:p>7.657279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713784615385" calcext:value-type="float">
            <text:p>7.69713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6" calcext:value-type="float">
            <text:p>7.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70523076923" calcext:value-type="float">
            <text:p>7.75270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02" calcext:value-type="float">
            <text:p>7.7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31507692308" calcext:value-type="float">
            <text:p>7.79631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60615384615" calcext:value-type="float">
            <text:p>7.78060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7" calcext:value-type="float">
            <text:p>7.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51630769231" calcext:value-type="float">
            <text:p>7.70651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017476923077" calcext:value-type="float">
            <text:p>7.67017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195753846154" calcext:value-type="float">
            <text:p>7.63195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316" calcext:value-type="float">
            <text:p>7.60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991815384615" calcext:value-type="float">
            <text:p>7.60991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836984615385" calcext:value-type="float">
            <text:p>7.64836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548" calcext:value-type="float">
            <text:p>7.68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06707692308" calcext:value-type="float">
            <text:p>7.71706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952" calcext:value-type="float">
            <text:p>7.7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26461538462" calcext:value-type="float">
            <text:p>7.74426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26153846154" calcext:value-type="float">
            <text:p>7.77826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8336" calcext:value-type="float">
            <text:p>7.7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95692307692" calcext:value-type="float">
            <text:p>7.71495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84984615385" calcext:value-type="float">
            <text:p>7.67884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735015384616" calcext:value-type="float">
            <text:p>7.637350153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652" calcext:value-type="float">
            <text:p>7.62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78215384615" calcext:value-type="float">
            <text:p>7.66478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963507692308" calcext:value-type="float">
            <text:p>7.68963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9568" calcext:value-type="float">
            <text:p>7.7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466276923077" calcext:value-type="float">
            <text:p>7.764662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324" calcext:value-type="float">
            <text:p>7.79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66523076923" calcext:value-type="float">
            <text:p>7.81366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25846153846" calcext:value-type="float">
            <text:p>7.81225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77846153846" calcext:value-type="float">
            <text:p>7.78177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24492307692" calcext:value-type="float">
            <text:p>7.73324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625969230769" calcext:value-type="float">
            <text:p>7.64625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868615384615" calcext:value-type="float">
            <text:p>7.65868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713784615385" calcext:value-type="float">
            <text:p>7.69713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284" calcext:value-type="float">
            <text:p>7.73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943384615385" calcext:value-type="float">
            <text:p>7.77943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93046153846" calcext:value-type="float">
            <text:p>7.85493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41907692308" calcext:value-type="float">
            <text:p>7.86641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4028" calcext:value-type="float">
            <text:p>7.8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132061538462" calcext:value-type="float">
            <text:p>7.81132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416" calcext:value-type="float">
            <text:p>7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93415384615" calcext:value-type="float">
            <text:p>7.73793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01046153846" calcext:value-type="float">
            <text:p>7.73301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80984615385" calcext:value-type="float">
            <text:p>7.73980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560061538462" calcext:value-type="float">
            <text:p>7.76560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8816" calcext:value-type="float">
            <text:p>7.7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828" calcext:value-type="float">
            <text:p>7.8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7076" calcext:value-type="float">
            <text:p>7.8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99815384615" calcext:value-type="float">
            <text:p>7.86899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22707692308" calcext:value-type="float">
            <text:p>7.85422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289107692308" calcext:value-type="float">
            <text:p>7.83289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72738461539" calcext:value-type="float">
            <text:p>7.81272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132" calcext:value-type="float">
            <text:p>7.78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32676923077" calcext:value-type="float">
            <text:p>7.74332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84984615385" calcext:value-type="float">
            <text:p>7.67884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132" calcext:value-type="float">
            <text:p>7.66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963507692308" calcext:value-type="float">
            <text:p>7.68963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9408" calcext:value-type="float">
            <text:p>7.7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47938461539" calcext:value-type="float">
            <text:p>7.733479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794523076923" calcext:value-type="float">
            <text:p>7.76794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80676923077" calcext:value-type="float">
            <text:p>7.77380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636" calcext:value-type="float">
            <text:p>7.75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5156" calcext:value-type="float">
            <text:p>7.7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93169230769" calcext:value-type="float">
            <text:p>7.68893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250830769231" calcext:value-type="float">
            <text:p>7.64250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125415384615" calcext:value-type="float">
            <text:p>7.63125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90092307692" calcext:value-type="float">
            <text:p>7.64790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38953846154" calcext:value-type="float">
            <text:p>7.659389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08" calcext:value-type="float">
            <text:p>7.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04" calcext:value-type="float">
            <text:p>7.6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47692307692" calcext:value-type="float">
            <text:p>7.684476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892061538462" calcext:value-type="float">
            <text:p>7.65892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48307692308" calcext:value-type="float">
            <text:p>7.61648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836" calcext:value-type="float">
            <text:p>7.57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93292307692" calcext:value-type="float">
            <text:p>7.52293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284" calcext:value-type="float">
            <text:p>7.47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01538461538" calcext:value-type="float">
            <text:p>7.450015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157476923077" calcext:value-type="float">
            <text:p>7.44157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49846153846" calcext:value-type="float">
            <text:p>7.44649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41353846154" calcext:value-type="float">
            <text:p>7.47041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332" calcext:value-type="float">
            <text:p>7.48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690769230769" calcext:value-type="float">
            <text:p>7.49690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948676923077" calcext:value-type="float">
            <text:p>7.49948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13661538462" calcext:value-type="float">
            <text:p>7.48213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71876923077" calcext:value-type="float">
            <text:p>7.45071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070769230769" calcext:value-type="float">
            <text:p>7.42070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2096" calcext:value-type="float">
            <text:p>7.3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950215384615" calcext:value-type="float">
            <text:p>7.32950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67753846154" calcext:value-type="float">
            <text:p>7.29667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22830769231" calcext:value-type="float">
            <text:p>7.30722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504738461539" calcext:value-type="float">
            <text:p>7.32504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9236" calcext:value-type="float">
            <text:p>7.34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7712" calcext:value-type="float">
            <text:p>7.3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25907692308" calcext:value-type="float">
            <text:p>7.34825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888061538462" calcext:value-type="float">
            <text:p>7.33888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72553846154" calcext:value-type="float">
            <text:p>7.29972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18646153846" calcext:value-type="float">
            <text:p>7.23618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53428571429" calcext:value-type="float">
            <text:p>7.1595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528615384615" calcext:value-type="float">
            <text:p>7.12528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248" calcext:value-type="float">
            <text:p>7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42707692308" calcext:value-type="float">
            <text:p>7.16842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66" calcext:value-type="float">
            <text:p>7.1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085353846154" calcext:value-type="float">
            <text:p>7.18085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788" calcext:value-type="float">
            <text:p>7.19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61866666667" calcext:value-type="float">
            <text:p>7.19361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3552" calcext:value-type="float">
            <text:p>7.1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828" calcext:value-type="float">
            <text:p>7.13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34763636364" calcext:value-type="float">
            <text:p>7.07634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5208" calcext:value-type="float">
            <text:p>7.0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20509090909" calcext:value-type="float">
            <text:p>7.04420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76676923077" calcext:value-type="float">
            <text:p>7.07276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856861538462" calcext:value-type="float">
            <text:p>7.12856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52290909091" calcext:value-type="float">
            <text:p>7.16252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607563636364" calcext:value-type="float">
            <text:p>7.1860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2838" calcext:value-type="float">
            <text:p>7.212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704246153846" calcext:value-type="float">
            <text:p>7.22704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429969230769" calcext:value-type="float">
            <text:p>7.20429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598953846154" calcext:value-type="float">
            <text:p>7.125989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2348" calcext:value-type="float">
            <text:p>7.10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2668" calcext:value-type="float">
            <text:p>7.12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3628" calcext:value-type="float">
            <text:p>7.18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360738461539" calcext:value-type="float">
            <text:p>7.23360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988" calcext:value-type="float">
            <text:p>7.26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1992" calcext:value-type="float">
            <text:p>7.3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87507692308" calcext:value-type="float">
            <text:p>7.32387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312" calcext:value-type="float">
            <text:p>7.3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114338461539" calcext:value-type="float">
            <text:p>7.331143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840061538462" calcext:value-type="float">
            <text:p>7.30840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196" calcext:value-type="float">
            <text:p>7.2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46" calcext:value-type="float">
            <text:p>7.23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808" calcext:value-type="float">
            <text:p>7.3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756" calcext:value-type="float">
            <text:p>7.31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3544" calcext:value-type="float">
            <text:p>7.2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724" calcext:value-type="float">
            <text:p>7.3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806" calcext:value-type="float">
            <text:p>7.3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808" calcext:value-type="float">
            <text:p>7.3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952" calcext:value-type="float">
            <text:p>7.3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46" calcext:value-type="float">
            <text:p>7.36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5652" calcext:value-type="float">
            <text:p>7.37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32" calcext:value-type="float">
            <text:p>7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4768" calcext:value-type="float">
            <text:p>7.4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9152" calcext:value-type="float">
            <text:p>7.4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532" calcext:value-type="float">
            <text:p>7.43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0996" calcext:value-type="float">
            <text:p>7.46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812" calcext:value-type="float">
            <text:p>7.51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1928" calcext:value-type="float">
            <text:p>7.5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1928" calcext:value-type="float">
            <text:p>7.5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92" calcext:value-type="float">
            <text:p>7.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7676" calcext:value-type="float">
            <text:p>7.56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8852" calcext:value-type="float">
            <text:p>7.5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1016" calcext:value-type="float">
            <text:p>7.6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796" calcext:value-type="float">
            <text:p>7.63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318" calcext:value-type="float">
            <text:p>7.66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612" calcext:value-type="float">
            <text:p>7.69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2108" calcext:value-type="float">
            <text:p>7.7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6492" calcext:value-type="float">
            <text:p>7.7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9192" calcext:value-type="float">
            <text:p>7.7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316" calcext:value-type="float">
            <text:p>7.73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3472" calcext:value-type="float">
            <text:p>7.7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7724" calcext:value-type="float">
            <text:p>7.69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704" calcext:value-type="float">
            <text:p>7.6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02" calcext:value-type="float">
            <text:p>7.65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3848" calcext:value-type="float">
            <text:p>7.6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2644" calcext:value-type="float">
            <text:p>7.69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2616" calcext:value-type="float">
            <text:p>7.7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888" calcext:value-type="float">
            <text:p>7.7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38" calcext:value-type="float">
            <text:p>7.73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62" calcext:value-type="float">
            <text:p>7.75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4808" calcext:value-type="float">
            <text:p>7.7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564" calcext:value-type="float">
            <text:p>7.68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308" calcext:value-type="float">
            <text:p>7.67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1684" calcext:value-type="float">
            <text:p>7.63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254" calcext:value-type="float">
            <text:p>7.62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0828" calcext:value-type="float">
            <text:p>7.64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26" calcext:value-type="float">
            <text:p>7.66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072" calcext:value-type="float">
            <text:p>7.6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28" calcext:value-type="float">
            <text:p>7.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2136" calcext:value-type="float">
            <text:p>7.6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3688" calcext:value-type="float">
            <text:p>7.6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652" calcext:value-type="float">
            <text:p>7.62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728" calcext:value-type="float">
            <text:p>7.6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1044" calcext:value-type="float">
            <text:p>7.5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4948" calcext:value-type="float">
            <text:p>7.5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584" calcext:value-type="float">
            <text:p>7.5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3208" calcext:value-type="float">
            <text:p>7.6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804" calcext:value-type="float">
            <text:p>7.70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964" calcext:value-type="float">
            <text:p>7.7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996" calcext:value-type="float">
            <text:p>7.71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6388" calcext:value-type="float">
            <text:p>7.6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4036" calcext:value-type="float">
            <text:p>7.65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746" calcext:value-type="float">
            <text:p>7.61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899054545455" calcext:value-type="float">
            <text:p>7.57899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729828571429" calcext:value-type="float">
            <text:p>7.5572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0564" calcext:value-type="float">
            <text:p>7.5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868" calcext:value-type="float">
            <text:p>7.57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1552" calcext:value-type="float">
            <text:p>7.5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2352" calcext:value-type="float">
            <text:p>7.6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4544" calcext:value-type="float">
            <text:p>7.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9464" calcext:value-type="float">
            <text:p>7.6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016" calcext:value-type="float">
            <text:p>7.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728" calcext:value-type="float">
            <text:p>7.6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836" calcext:value-type="float">
            <text:p>7.57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3988" calcext:value-type="float">
            <text:p>7.5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924" calcext:value-type="float">
            <text:p>7.51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84" calcext:value-type="float">
            <text:p>7.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5324" calcext:value-type="float">
            <text:p>7.5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8532" calcext:value-type="float">
            <text:p>7.55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0216" calcext:value-type="float">
            <text:p>7.5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6312" calcext:value-type="float">
            <text:p>7.5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3772" calcext:value-type="float">
            <text:p>7.57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8024" calcext:value-type="float">
            <text:p>7.5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0404" calcext:value-type="float">
            <text:p>7.55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340184615385" calcext:value-type="float">
            <text:p>7.52340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57" calcext:value-type="float">
            <text:p>7.5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316" calcext:value-type="float">
            <text:p>7.4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522" calcext:value-type="float">
            <text:p>7.4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8268" calcext:value-type="float">
            <text:p>7.4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6396" calcext:value-type="float">
            <text:p>7.48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1316" calcext:value-type="float">
            <text:p>7.4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1156" calcext:value-type="float">
            <text:p>7.47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9472" calcext:value-type="float">
            <text:p>7.4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22" calcext:value-type="float">
            <text:p>7.4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324" calcext:value-type="float">
            <text:p>7.41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436" calcext:value-type="float">
            <text:p>7.42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7656" calcext:value-type="float">
            <text:p>7.4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32" calcext:value-type="float">
            <text:p>7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828" calcext:value-type="float">
            <text:p>7.3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70215384615" calcext:value-type="float">
            <text:p>7.40570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68" calcext:value-type="float">
            <text:p>7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5944" calcext:value-type="float">
            <text:p>7.4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244" calcext:value-type="float">
            <text:p>7.41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572" calcext:value-type="float">
            <text:p>7.37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444" calcext:value-type="float">
            <text:p>7.3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5652" calcext:value-type="float">
            <text:p>7.37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684" calcext:value-type="float">
            <text:p>7.3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684" calcext:value-type="float">
            <text:p>7.3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2416" calcext:value-type="float">
            <text:p>7.3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244" calcext:value-type="float">
            <text:p>7.41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132" calcext:value-type="float">
            <text:p>7.40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988" calcext:value-type="float">
            <text:p>7.39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5652" calcext:value-type="float">
            <text:p>7.37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176" calcext:value-type="float">
            <text:p>7.3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9904" calcext:value-type="float">
            <text:p>7.3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6856" calcext:value-type="float">
            <text:p>7.3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4664" calcext:value-type="float">
            <text:p>7.3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536" calcext:value-type="float">
            <text:p>7.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1964" calcext:value-type="float">
            <text:p>7.3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552" calcext:value-type="float">
            <text:p>7.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076" calcext:value-type="float">
            <text:p>7.33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076" calcext:value-type="float">
            <text:p>7.33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4664" calcext:value-type="float">
            <text:p>7.3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1112543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14" meta:object-count="0"/>
    <meta:user-defined meta:name="AppVersion">3.0</meta:user-defined>
  </office:meta>
</office:document-meta>
</file>